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8279" officeooo:paragraph-rsid="000f8279"/>
    </style:style>
    <style:style style:name="P2" style:family="paragraph" style:parent-style-name="Standard">
      <style:text-properties officeooo:rsid="000ffce4" officeooo:paragraph-rsid="000ffce4"/>
    </style:style>
    <style:style style:name="P3" style:family="paragraph" style:parent-style-name="Standard">
      <style:text-properties officeooo:paragraph-rsid="000f8279"/>
    </style:style>
    <style:style style:name="P4" style:family="paragraph" style:parent-style-name="Standard">
      <style:text-properties officeooo:rsid="0012f46e" officeooo:paragraph-rsid="0012f46e"/>
    </style:style>
    <style:style style:name="T1" style:family="text">
      <style:text-properties officeooo:rsid="000f8279"/>
    </style:style>
    <style:style style:name="T2" style:family="text">
      <style:text-properties officeooo:rsid="000ffce4"/>
    </style:style>
    <style:style style:name="T3" style:family="text">
      <style:text-properties officeooo:rsid="001213bd"/>
    </style:style>
    <style:style style:name="T4" style:family="text">
      <style:text-properties officeooo:rsid="001381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:</text:p>
      <text:p text:style-name="P1"/>
      <text:p text:style-name="P3"><text:span text:style-name="T1">- Companies, vehicles and locations </text:span><text:span text:style-name="T2">can be given manually</text:span></text:p>
      <text:p text:style-name="P1">- Routes should be given by a text file</text:p>
      <text:p text:style-name="P1">- Cargo orders should be given by a text file</text:p>
      <text:p text:style-name="P1"/>
      <text:p text:style-name="P2">Todo</text:p>
      <text:p text:style-name="P2"/>
      <text:p text:style-name="P2">(<text:span text:style-name="T3">x</text:span>) Modelling classes</text:p>
      <text:p text:style-name="P2">(<text:span text:style-name="T3">x</text:span>) Create models</text:p>
      <text:p text:style-name="P2">( ) Manually instanciate the cargo and try to make the first output</text:p>
      <text:p text:style-name="P4">( ) read cargos file <text:span text:style-name="T4">from a csv </text:span>as para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8T12:57:23.252966062</meta:creation-date>
    <dc:date>2021-04-19T12:41:33.624547591</dc:date>
    <meta:editing-duration>PT23H24M8S</meta:editing-duration>
    <meta:editing-cycles>5</meta:editing-cycles>
    <meta:generator>LibreOffice/7.0.3.1$Linux_X86_64 LibreOffice_project/d7547858d014d4cf69878db179d326fc3483e082</meta:generator>
    <meta:document-statistic meta:table-count="0" meta:image-count="0" meta:object-count="0" meta:page-count="1" meta:paragraph-count="9" meta:word-count="59" meta:character-count="303" meta:non-whitespace-character-count="253"/>
  </office:meta>
</office:document-meta>
</file>